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end" style:writing-mode="rl-tb"/>
      <style:text-properties fo:font-size="8pt" style:font-size-asian="8pt" style:font-size-complex="8pt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text-align="end" style:writing-mode="rl-tb"/>
    </style:style>
    <style:style style:name="P5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2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381cm" svg:height="2.921cm" svg:x="6.225cm" svg:y="0.265cm">
          <draw:text-box>
            <text:p text:style-name="P1"><text:span text:style-name="T1">اشارے کی رخ میں</text:span></text:p>
            <text:p text:style-name="P1"><text:span text:style-name="T1">چلتے ہوئے اگر </text:span><text:span text:style-name="T1">X</text:span><text:span text:style-name="T1"> </text:span></text:p>
            <text:p text:style-name="P1"><text:span text:style-name="T1">کی قیمت صفر ہو</text:span></text:p>
            <text:p text:style-name="P1"><text:span text:style-name="T1">تو اس کا صفر کے </text:span></text:p>
            <text:p text:style-name="P1"><text:span text:style-name="T1">ساتھ منتقی ضرب</text:span></text:p>
            <text:p text:style-name="P1"><text:span text:style-name="T1"><text:s/>بھی صفرہی ہو گا</text:span></text:p>
          </draw:text-box>
          <draw:glue-point draw:id="4" svg:x="2.418cm" svg:y="-3.473cm"/>
          <draw:glue-point draw:id="5" svg:x="2.536cm" svg:y="3.488cm"/>
          <draw:glue-point draw:id="6" svg:x="-1.103cm" svg:y="2.394cm"/>
        </draw:frame>
        <draw:frame draw:style-name="gr2" draw:layer="layout" svg:width="1.587cm" svg:height="1.451cm" svg:x="4.433cm" svg:y="1.71cm">
          <draw:object xlink:href="./Object 3" xlink:type="simple" xlink:show="embed" xlink:actuate="onLoad"/>
          <draw:image xlink:href="./ObjectReplacements/Object 3" xlink:type="simple" xlink:show="embed" xlink:actuate="onLoad"/>
          <draw:glue-point draw:id="4" svg:x="2.262cm" svg:y="0.137cm"/>
        </draw:frame>
        <draw:custom-shape draw:style-name="gr3" draw:text-style-name="P3" draw:id="id1" draw:layer="layout" svg:width="0.662cm" svg:height="0.445cm" svg:x="4.312cm" svg:y="2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id="id2" draw:layer="layout" svg:width="1.38cm" svg:height="0.469cm" svg:x="2.982cm" svg:y="1.065cm">
          <draw:object xlink:href="./Object 1" xlink:type="simple" xlink:show="embed" xlink:actuate="onLoad"/>
          <draw:image xlink:href="./ObjectReplacements/Object 1" xlink:type="simple" xlink:show="embed" xlink:actuate="onLoad"/>
          <draw:glue-point draw:id="4" svg:x="-0.797cm" svg:y="4.051cm"/>
        </draw:frame>
        <draw:custom-shape draw:style-name="gr3" draw:text-style-name="P3" draw:id="id4" draw:layer="layout" svg:width="0.574cm" svg:height="0.445cm" svg:x="5.1cm" svg:y="2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5" draw:layer="layout" svg:width="1.081cm" svg:height="0.445cm" svg:x="5.076cm" svg:y="1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3" draw:layer="layout" svg:width="0.407cm" svg:height="0.584cm" svg:x="4.02cm" svg:y="1.0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3" draw:layer="layout" draw:type="curve" svg:x1="4.312cm" svg:y1="2.448cm" svg:x2="3.563cm" svg:y2="1.488cm" draw:start-shape="id1" draw:start-glue-point="6" draw:end-shape="id2" draw:end-glue-point="4" svg:d="m4312 2448c-500 0-749-320-749-960">
          <text:p/>
        </draw:connector>
        <draw:connector draw:style-name="gr4" draw:text-style-name="P3" draw:layer="layout" draw:type="curve" svg:x1="4.427cm" svg:y1="1.298cm" svg:x2="5.674cm" svg:y2="2.436cm" draw:start-shape="id3" draw:start-glue-point="10" draw:end-shape="id4" draw:end-glue-point="10" svg:d="m4427 1298c2623 0 2000 1138 1247 1138">
          <text:p/>
        </draw:connector>
        <draw:custom-shape draw:style-name="gr3" draw:text-style-name="P3" draw:id="id6" draw:layer="layout" svg:width="0.712cm" svg:height="0.98cm" svg:x="2.99cm" svg:y="0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draw:line-skew="0.306cm" svg:x1="5.616cm" svg:y1="1.693cm" svg:x2="3.346cm" svg:y2="0.878cm" draw:start-shape="id5" draw:start-glue-point="4" draw:end-shape="id6" draw:end-glue-point="4" svg:d="m5616 1693c0-1515-2270-1107-2270-815">
          <text:p/>
        </draw:connector>
        <draw:frame draw:style-name="gr1" draw:text-style-name="P5" draw:layer="layout" svg:width="2.991cm" svg:height="2.137cm" svg:x="0.297cm" svg:y="1.397cm">
          <draw:text-box>
            <text:p text:style-name="P4"><text:span text:style-name="T2"><text:s/></text:span><text:span text:style-name="T1">اگر </text:span><text:span text:style-name="T1">X</text:span><text:span text:style-name="T1"> کی قیمت ایک ہو</text:span></text:p>
            <text:p text:style-name="P4"><text:span text:style-name="T1">تب بھی اس کا صفر کے</text:span></text:p>
            <text:p text:style-name="P4"><text:span text:style-name="T1"><text:s/>ساتھ منتقی ضرب</text:span></text:p>
            <text:p text:style-name="P4"><text:span text:style-name="T1">صفر ہی ہو گا</text:span></text:p>
          </draw:text-box>
          <draw:glue-point draw:id="4" svg:x="2.418cm" svg:y="-3.473cm"/>
          <draw:glue-point draw:id="5" svg:x="2.536cm" svg:y="3.488cm"/>
          <draw:glue-point draw:id="6" svg:x="-1.103cm" svg:y="2.394cm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halid khan</meta:initial-creator>
    <meta:creation-date>2011-02-25T16:05:46</meta:creation-date>
    <dc:date>2011-12-16T18:19:35</dc:date>
    <dc:creator>khalid </dc:creator>
    <meta:editing-duration>PT05H04M25S</meta:editing-duration>
    <meta:editing-cycles>22</meta:editing-cycles>
    <meta:generator>OpenOffice.org/3.2$Linux OpenOffice.org_project/320m12$Build-9483</meta:generator>
    <meta:document-statistic meta:object-count="12"/>
  </office:meta>
</office:document-meta>
</file>

<file path=Object 1/content.xml><?xml version="1.0" encoding="utf-8"?>
<math xmlns="http://www.w3.org/1998/Math/MathML">
  <semantics>
    <mrow>
      <mrow>
        <mn>0</mn>
        <mi mathvariant="normal">⋅</mi>
        <mn>0</mn>
      </mrow>
      <mi mathvariant="normal">=</mi>
      <mn>0</mn>
    </mrow>
    <annotation encoding="StarMath 5.0">0 cdot 0 =0</annotation>
  </semantics>
</math>
</file>

<file path=Object 3/content.xml><?xml version="1.0" encoding="utf-8"?>
<math xmlns="http://www.w3.org/1998/Math/MathML">
  <semantics>
    <mtable>
      <mtr>
        <mtd>
          <mrow>
            <mi>X</mi>
            <mphantom>
              <mstyle>
                <mrow>
                  <mn>0</mn>
                </mrow>
              </mstyle>
            </mphantom>
            <mrow>
              <mn>0</mn>
              <mi mathvariant="normal">⋅</mi>
              <mi>X</mi>
            </mrow>
          </mrow>
        </mtd>
      </mtr>
      <mtr>
        <mtd>
          <mrow>
            <mn>0</mn>
            <mphantom>
              <mstyle>
                <mrow>
                  <mn>00</mn>
                </mrow>
              </mstyle>
            </mphantom>
            <mn>0</mn>
          </mrow>
        </mtd>
      </mtr>
      <mtr>
        <mtd>
          <mrow>
            <mn>1</mn>
            <mphantom>
              <mstyle>
                <mrow>
                  <mn>00</mn>
                </mrow>
              </mstyle>
            </mphantom>
            <mn>0</mn>
          </mrow>
        </mtd>
      </mtr>
    </mtable>
    <annotation encoding="StarMath 5.0">stack{
alignl X phantom{0} 0 cdot X #
alignl 0 phantom{00} 0 #
alignl 1 phantom{00} 0
}</annotation>
  </semantics>
</math>
</file>